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874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19.358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508cm"/>
    </style:style>
    <style:style style:name="P1" style:family="paragraph">
      <style:paragraph-properties fo:margin-left="0cm" fo:margin-right="0cm" fo:text-indent="0cm"/>
      <style:text-properties fo:font-size="72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T1" style:family="text">
      <style:text-properties fo:font-size="72pt"/>
    </style:style>
    <style:style style:name="T2" style:family="text">
      <style:text-properties fo:font-size="48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1cm" svg:height="16.874cm" svg:x="1.399cm" svg:y="1.905cm">
          <draw:text-box>
            <text:p text:style-name="P1"><text:span text:style-name="T1">git wit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t's something you better be u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screwing things beyond repa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collabo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lavors of v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cp, tar, rsync, diff, cvs, perforce, svn, bitkeeper, tla, darcs, bzr, mercurial,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so many flavors, why haven't you tried on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so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rails now uses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and so should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effic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beats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spe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sto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in 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decentraliz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ull commit hist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ull commit r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follow or be follow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1" draw:layer="layout" svg:width="25.191cm" svg:height="19.358cm" svg:x="1.399cm" svg:y="0.962cm" presentation:class="title" presentation:user-transformed="true">
          <draw:text-box>
            <text:p text:style-name="P1"><text:span text:style-name="T1">getting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5" draw:text-style-name="P3" draw:layer="layout" svg:width="25.191cm" svg:height="11.683cm" svg:x="1.399cm" svg:y="4.803cm" presentation:class="title" presentation:user-transformed="true">
          <draw:text-box>
            <text:p text:style-name="P3"><text:span text:style-name="T2">port install git-core +svn</text:span><text:span text:style-name="T2"><text:line-break/></text:span><text:span text:style-name="T2"><text:line-break/></text:span><text:span text:style-name="T2">[aptget|emerge|rpm -i] git?</text:span><text:span text:style-name="T2"><text:line-break/></text:span><text:span text:style-name="T2"><text:line-break/></text:span><text:span text:style-name="T2">get cygwin [and build from source?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ot 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init 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cave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selective commits are the defa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ad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m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sha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l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pu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pu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centraliz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oing adho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informational comma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lo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b8cb862wtf361b32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HEAD~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di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bra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wh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new features/fix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stable &amp; uns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ver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check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mer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on a github f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sta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places changes in a st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git submodu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like svn:extern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but commit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cm" presentation:class="title" presentation:user-transformed="true">
          <draw:text-box>
            <text:p text:style-name="P1"><text:span text:style-name="T1">hoo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3cm" presentation:class="title" presentation:user-transformed="true">
          <draw:text-box>
            <text:p text:style-name="P1"><text:span text:style-name="T1">run when things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5" draw:text-style-name="P1" draw:layer="layout" svg:width="25.191cm" svg:height="16.171cm" svg:x="1.399cm" svg:y="2.561cm" presentation:class="title" presentation:user-transformed="true">
          <draw:text-box>
            <text:p text:style-name="P1"><text:span text:style-name="T3">applypatch-msg</text:span><text:span text:style-name="T3"><text:line-break/></text:span><text:span text:style-name="T3">post-commit</text:span><text:span text:style-name="T3"><text:line-break/></text:span><text:span text:style-name="T3">post-update</text:span><text:span text:style-name="T3"><text:line-break/></text:span><text:span text:style-name="T3">pre-commit</text:span><text:span text:style-name="T3"><text:line-break/></text:span><text:span text:style-name="T3">prepare-commit-msg</text:span><text:span text:style-name="T3"><text:line-break/></text:span><text:span text:style-name="T3">commit-msg</text:span><text:span text:style-name="T3"><text:line-break/></text:span><text:span text:style-name="T3">post-receive</text:span><text:span text:style-name="T3"><text:line-break/></text:span><text:span text:style-name="T3">pre-applypatch</text:span><text:span text:style-name="T3"><text:line-break/></text:span><text:span text:style-name="T3">pre-rebase</text:span><text:span text:style-name="T3"><text:line-break/></text:span><text:span text:style-name="T3">upd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stay 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similar to svn'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5" draw:text-style-name="P1" draw:layer="layout" svg:width="25.191cm" svg:height="5.843cm" svg:x="1.399cm" svg:y="7.725cm" presentation:class="title" presentation:user-transformed="true">
          <draw:text-box>
            <text:p text:style-name="P1"><text:span text:style-name="T1">post-commit</text:span><text:span text:style-name="T1"><text:line-break/></text:span><text:span text:style-name="T1">post-rece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handy tri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reb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commit –am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cherry-pi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bis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sv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tail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it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5" draw:text-style-name="P1" draw:layer="layout" svg:width="25.191cm" svg:height="3.508cm" svg:x="1.399cm" svg:y="8.892cm" presentation:class="title" presentation:user-transformed="true">
          <draw:text-box>
            <text:p text:style-name="P1"><text:span text:style-name="T1">got 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7-06T19:11:43</meta:creation-date>
    <dc:date>2008-07-06T19:47:54</dc:date>
    <dc:language>en-US</dc:language>
    <meta:editing-cycles>2</meta:editing-cycles>
    <meta:editing-duration>PT18M1S</meta:editing-duration>
    <meta:user-defined meta:name="Info 1"/>
    <meta:user-defined meta:name="Info 2"/>
    <meta:user-defined meta:name="Info 3"/>
    <meta:user-defined meta:name="Info 4"/>
    <meta:document-statistic meta:object-count="234"/>
  </office:meta>
</office:document-meta>
</file>